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 style:list-style-name="L1">
      <style:paragraph-properties style:writing-mode="lr-tb"/>
    </style:style>
    <style:style style:name="P3" style:family="paragraph" style:parent-style-name="Preformatted_20_Text" style:list-style-name="L3">
      <style:paragraph-properties style:writing-mode="lr-tb"/>
    </style:style>
    <style:style style:name="P4" style:family="paragraph" style:parent-style-name="Preformatted_20_Text" style:list-style-name="L4">
      <style:paragraph-properties style:writing-mode="lr-tb"/>
    </style:style>
    <style:style style:name="P5" style:family="paragraph" style:parent-style-name="Preformatted_20_Text" style:list-style-name="L5">
      <style:paragraph-properties style:writing-mode="lr-tb"/>
    </style:style>
    <style:style style:name="P6" style:family="paragraph" style:parent-style-name="Preformatted_20_Text">
      <style:paragraph-properties fo:margin-top="0cm" fo:margin-bottom="0.499cm" style:writing-mode="lr-tb"/>
    </style:style>
    <style:style style:name="P7" style:family="paragraph" style:parent-style-name="Preformatted_20_Text" style:list-style-name="L1">
      <style:paragraph-properties fo:margin-top="0cm" fo:margin-bottom="0.499cm" style:writing-mode="lr-tb"/>
    </style:style>
    <style:style style:name="P8" style:family="paragraph" style:parent-style-name="Preformatted_20_Text" style:list-style-name="L2">
      <style:paragraph-properties fo:margin-top="0cm" fo:margin-bottom="0.499cm" style:writing-mode="lr-tb"/>
    </style:style>
    <style:style style:name="P9" style:family="paragraph" style:parent-style-name="Preformatted_20_Text" style:list-style-name="L3">
      <style:paragraph-properties fo:margin-top="0cm" fo:margin-bottom="0.499cm" style:writing-mode="lr-tb"/>
    </style:style>
    <style:style style:name="P10" style:family="paragraph" style:parent-style-name="Preformatted_20_Text" style:list-style-name="L4">
      <style:paragraph-properties fo:margin-top="0cm" fo:margin-bottom="0.499cm" style:writing-mode="lr-tb"/>
    </style:style>
    <style:style style:name="P11" style:family="paragraph" style:parent-style-name="Preformatted_20_Text" style:list-style-name="L5">
      <style:paragraph-properties fo:margin-top="0cm" fo:margin-bottom="0.499cm" style:writing-mode="lr-tb"/>
    </style:style>
    <style:style style:name="P12" style:family="paragraph" style:parent-style-name="Preformatted_20_Text">
      <style:paragraph-properties fo:margin-top="0cm" fo:margin-bottom="0cm" style:writing-mode="lr-tb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 corrigé : Connecter deux conteneurs <text:span text:style-name="Source_20_Text">runc</text:span> avec CNI et leur associer un volume (CSI simulé)</text:h>
      <text:p text:style-name="Horizontal_20_Line"/>
      <text:h text:style-name="Heading_20_2" text:outline-level="2">? Objectif pédagogique</text:h>
      <text:list xml:id="list6184656320142700417" text:style-name="L15">
        <text:list-item>
          <text:p text:style-name="P27">Créer deux conteneurs <text:span text:style-name="Strong_20_Emphasis">OCI</text:span> avec <text:span text:style-name="Source_20_Text">runc</text:span> (sans Docker ni Kubernetes).</text:p>
        </text:list-item>
        <text:list-item>
          <text:p text:style-name="P27">Les connecter via un réseau <text:span text:style-name="Strong_20_Emphasis">CNI (bridge)</text:span>.</text:p>
        </text:list-item>
        <text:list-item>
          <text:p text:style-name="P27">Leur associer un volume monté (<text:span text:style-name="Strong_20_Emphasis">simulation CSI</text:span>).</text:p>
        </text:list-item>
        <text:list-item>
          <text:p text:style-name="P27">Montrer que c’est exactement ce que font Docker/Podman/Kubernetes, mais <text:span text:style-name="Strong_20_Emphasis">automatisé</text:span>.</text:p>
        </text:list-item>
      </text:list>
      <text:p text:style-name="Horizontal_20_Line"/>
      <text:h text:style-name="Heading_20_2" text:outline-level="2">✅ Étape 1 — Préparer deux conteneurs OCI avec <text:span text:style-name="Source_20_Text">runc</text:span></text:h>
      <text:p text:style-name="Text_20_body">? Sur l’hôte :</text:p>
      <text:p text:style-name="P1"><text:span text:style-name="Source_20_Text"># Créer l’arborescence</text:span></text:p>
      <text:p text:style-name="P1"><text:span text:style-name="Source_20_Text">mkdir -p ~/oci-demo/c1 ~/oci-demo/c2</text:span></text:p>
      <text:p text:style-name="P1"/>
      <text:p text:style-name="P1"><text:span text:style-name="Source_20_Text"># Créer un rootfs Debian minimal pour c1</text:span></text:p>
      <text:p text:style-name="P1"><text:span text:style-name="Source_20_Text">sudo debootstrap --no-check-gpg stable ~/oci-demo/c1/rootfs http://deb.debian.org/debian/</text:span></text:p>
      <text:p text:style-name="P1"/>
      <text:p text:style-name="P1"><text:span text:style-name="Source_20_Text"># Copier le rootfs pour c2 (gain de temps)</text:span></text:p>
      <text:p text:style-name="P1"><text:span text:style-name="Source_20_Text">sudo cp -a ~/oci-demo/c1/rootfs ~/oci-demo/c2/</text:span></text:p>
      <text:p text:style-name="P1"/>
      <text:p text:style-name="P1"><text:span text:style-name="Source_20_Text"># Générer les specs OCI</text:span></text:p>
      <text:p text:style-name="P1"><text:span text:style-name="Source_20_Text">cd ~/oci-demo/c1</text:span></text:p>
      <text:p text:style-name="P1"><text:span text:style-name="Source_20_Text">runc spec</text:span></text:p>
      <text:p text:style-name="P1"><text:span text:style-name="Source_20_Text">jq '.process.terminal=false | .process.args=["sleep","1000"]' config.json &gt; config.tmp &amp;&amp; mv config.tmp config.json</text:span></text:p>
      <text:p text:style-name="P1"><text:span text:style-name="Source_20_Text"/></text:p>
      <text:p text:style-name="P12"><text:span text:style-name="Source_20_Text">cd ~/oci-demo/c2</text:span></text:p>
      <text:p text:style-name="P12"><text:span text:style-name="Source_20_Text">runc spec</text:span></text:p>
      <text:p text:style-name="P12"><text:span text:style-name="Source_20_Text">jq '.process.terminal=false | .process.args=["sleep","1000"]' config.json &gt; config.tmp &amp;&amp; mv config.tmp config.json</text:span></text:p>
      <text:p text:style-name="P12"><text:span text:style-name="Source_20_Text"/></text:p>
      <text:p text:style-name="Text_20_body">➡️ Chaque dossier contient maintenant un <text:span text:style-name="Source_20_Text">config.json</text:span> et un <text:span text:style-name="Source_20_Text">rootfs/</text:span> valide.</text:p>
      <text:p text:style-name="Text_20_body">?￢ﾀﾍ? Explication orale :<text:line-break/><text:span text:style-name="Emphasis">“Ceci est une description standard OCI d’un conteneur. Tous les runtimes (Docker, containerd, CRI-O) utilisent ce format.”</text:span></text:p>
      <text:p text:style-name="Horizontal_20_Line"/>
      <text:h text:style-name="Heading_20_2" text:outline-level="2">✅ Étape 2 — Lancer les deux conteneurs</text:h>
      <text:p text:style-name="P1"><text:span text:style-name="Source_20_Text">cd ~/oci-demo/c1</text:span></text:p>
      <text:p text:style-name="P1"><text:span text:style-name="Source_20_Text">sudo runc run -d c1</text:span></text:p>
      <text:p text:style-name="P1"><text:soft-page-break/></text:p>
      <text:p text:style-name="P1"><text:span text:style-name="Source_20_Text">cd ~/oci-demo/c2</text:span></text:p>
      <text:p text:style-name="P6"><text:span text:style-name="Source_20_Text">sudo runc run -d c2</text:span></text:p>
      <text:p text:style-name="P6"><text:span text:style-name="Source_20_Text"/></text:p>
      <text:p text:style-name="P6"><text:span text:style-name="Source_20_Text">remarque : pour liberer les containers avec l'id c1 </text:span></text:p>
      <text:p text:style-name="P6"><text:span text:style-name="Source_20_Text">sudo runc kill c1 KILL</text:span></text:p>
      <text:p text:style-name="P6"><text:span text:style-name="Source_20_Text">sudo runc delete c1</text:span></text:p>
      <text:p text:style-name="P6"><text:span text:style-name="Source_20_Text">sudo runc delete --force c1</text:span></text:p>
      <text:p text:style-name="P6"><text:span text:style-name="Source_20_Text">sudo runc delete --force c2</text:span></text:p>
      <text:p text:style-name="Text_20_body">➡️ <text:span text:style-name="Source_20_Text">-d</text:span> lance les conteneurs en arrière-plan.</text:p>
      <text:list xml:id="list8657850969723494277" text:style-name="L17">
        <text:list-header>
          <text:p text:style-name="P29"><text:span text:style-name="Source_20_Text">sudo runc run -d c1</text:span></text:p>
        </text:list-header>
      </text:list>
      <text:list xml:id="list6801925150694709094" text:style-name="L18">
        <text:list-header>
          <text:p text:style-name="P30"><text:span text:style-name="Source_20_Text">sudo runc run -d c2</text:span></text:p>
        </text:list-header>
      </text:list>
      <text:p text:style-name="Text_20_body"/>
      <text:p text:style-name="Text_20_body"/>
      <text:p text:style-name="Text_20_body">Vérifie avec :</text:p>
      <text:p text:style-name="P6"><text:span text:style-name="Source_20_Text">sudo runc list</text:span></text:p>
      <text:p text:style-name="Horizontal_20_Line"/>
      <text:h text:style-name="Heading_20_2" text:outline-level="2">✅ Étape 3 — Créer un réseau avec CNI</text:h>
      <text:p text:style-name="Text_20_body">Éditer <text:span text:style-name="Source_20_Text">/etc/cni/net.d/10-mybridge.conf</text:span> :</text:p>
      <text:p text:style-name="P1"><text:span text:style-name="Source_20_Text">{</text:span></text:p>
      <text:p text:style-name="P1"><text:span text:style-name="Source_20_Text"><text:s text:c="2"/>"cniVersion": "0.4.0",</text:span></text:p>
      <text:p text:style-name="P1"><text:span text:style-name="Source_20_Text"><text:s text:c="2"/>"name": "mybridge",</text:span></text:p>
      <text:p text:style-name="P1"><text:span text:style-name="Source_20_Text"><text:s text:c="2"/>"type": "bridge",</text:span></text:p>
      <text:p text:style-name="P1"><text:span text:style-name="Source_20_Text"><text:s text:c="2"/>"bridge": "cni0",</text:span></text:p>
      <text:p text:style-name="P1"><text:span text:style-name="Source_20_Text"><text:s text:c="2"/>"isGateway": true,</text:span></text:p>
      <text:p text:style-name="P1"><text:span text:style-name="Source_20_Text"><text:s text:c="2"/>"ipam": {</text:span></text:p>
      <text:p text:style-name="P1"><text:span text:style-name="Source_20_Text"><text:s text:c="4"/>"type": "host-local",</text:span></text:p>
      <text:p text:style-name="P1"><text:span text:style-name="Source_20_Text"><text:s text:c="4"/>"subnet": "10.10.0.0/16"</text:span></text:p>
      <text:p text:style-name="P1"><text:span text:style-name="Source_20_Text"><text:s text:c="2"/>}</text:span></text:p>
      <text:p text:style-name="P6"><text:span text:style-name="Source_20_Text">}</text:span></text:p>
      <text:p text:style-name="Text_20_body">➡️ <text:span text:style-name="Emphasis">“C’est un plugin CNI : il crée un bridge virtuel </text:span><text:span text:style-name="Emphasis"><text:span text:style-name="Source_20_Text">cni0</text:span></text:span><text:span text:style-name="Emphasis"> et attribue des IP locales.”</text:span></text:p>
      <text:p text:style-name="Horizontal_20_Line"/>
      <text:h text:style-name="Heading_20_2" text:outline-level="2">✅ Étape 4 — Attacher chaque conteneur au réseau avec CNI</text:h>
      <text:p text:style-name="Text_20_body">Trouver les PID des conteneurs :</text:p>
      <text:p text:style-name="P6"><text:span text:style-name="Source_20_Text">sudo runc list</text:span></text:p>
      <text:p text:style-name="Text_20_body">Puis :</text:p>
      <text:p text:style-name="P1"><text:span text:style-name="Source_20_Text">PID_C1=$(sudo runc state c1 | jq .pid)</text:span></text:p>
      <text:p text:style-name="P1"><text:soft-page-break/><text:span text:style-name="Source_20_Text">PID_C2=$(sudo runc state c2 | jq .pid)</text:span></text:p>
      <text:p text:style-name="P1"/>
      <text:p text:style-name="P1"><text:span text:style-name="Source_20_Text"># Attacher C1</text:span></text:p>
      <text:p text:style-name="P1"><text:span text:style-name="Source_20_Text">sudo CNI_COMMAND=ADD CNI_CONTAINERID=c1 CNI_NETNS=/proc/$PID_C1/ns/net \</text:span></text:p>
      <text:p text:style-name="P1"><text:span text:style-name="Source_20_Text">CNI_IFNAME=eth0 CNI_PATH=/opt/cni/bin \</text:span></text:p>
      <text:p text:style-name="P1"><text:span text:style-name="Source_20_Text">/opt/cni/bin/bridge &lt; /etc/cni/net.d/10-mybridge.conf</text:span></text:p>
      <text:p text:style-name="P1"/>
      <text:p text:style-name="P1"><text:span text:style-name="Source_20_Text"># Attacher C2</text:span></text:p>
      <text:p text:style-name="P1"><text:span text:style-name="Source_20_Text">sudo CNI_COMMAND=ADD CNI_CONTAINERID=c2 CNI_NETNS=/proc/$PID_C2/ns/net \</text:span></text:p>
      <text:p text:style-name="P1"><text:span text:style-name="Source_20_Text">CNI_IFNAME=eth0 CNI_PATH=/opt/cni/bin \</text:span></text:p>
      <text:p text:style-name="P6"><text:span text:style-name="Source_20_Text">/opt/cni/bin/bridge &lt; /etc/cni/net.d/10-mybridge.conf</text:span></text:p>
      <text:p text:style-name="P1"><text:span text:style-name="Source_20_Text"># Attacher C1</text:span></text:p>
      <text:p text:style-name="P1"><text:span text:style-name="Source_20_Text">sudo CNI_COMMAND=DEL CNI_CONTAINERID=c1 CNI_NETNS=/proc/$PID_C1/ns/net \</text:span></text:p>
      <text:p text:style-name="P1"><text:span text:style-name="Source_20_Text">CNI_IFNAME=eth0 CNI_PATH=/opt/cni/bin \</text:span></text:p>
      <text:p text:style-name="P1"><text:span text:style-name="Source_20_Text">/opt/cni/bin/bridge &lt; /etc/cni/net.d/10-mybridge.conf</text:span></text:p>
      <text:p text:style-name="P1"/>
      <text:p text:style-name="P1"><text:span text:style-name="Source_20_Text"># Attacher C2</text:span></text:p>
      <text:p text:style-name="P1"><text:span text:style-name="Source_20_Text">sudo CNI_COMMAND=DEL CNI_CONTAINERID=c2 CNI_NETNS=/proc/$PID_C2/ns/net \</text:span></text:p>
      <text:p text:style-name="P1"><text:span text:style-name="Source_20_Text">CNI_IFNAME=eth0 CNI_PATH=/opt/cni/bin \</text:span></text:p>
      <text:p text:style-name="P6"><text:span text:style-name="Source_20_Text">/opt/cni/bin/bridge &lt; /etc/cni/net.d/10-mybridge.conf</text:span></text:p>
      <text:p text:style-name="P6"><text:span text:style-name="Source_20_Text"/></text:p>
      <text:p text:style-name="Text_20_body">➡️ Chaque conteneur a maintenant une interface <text:span text:style-name="Source_20_Text">eth0</text:span> reliée au bridge <text:span text:style-name="Source_20_Text">cni0</text:span>.</text:p>
      <text:p text:style-name="Horizontal_20_Line"/>
      <text:h text:style-name="Heading_20_2" text:outline-level="2">✅ Étape 5 — Vérifier la communication</text:h>
      <text:p text:style-name="Text_20_body">Dans <text:span text:style-name="Source_20_Text">c1</text:span> :</text:p>
      <text:p text:style-name="P1"><text:span text:style-name="Source_20_Text">sudo runc exec c1 ip a</text:span></text:p>
      <text:p text:style-name="P6"><text:span text:style-name="Source_20_Text">sudo runc exec c1 ping -c 2 10.10.0.3 <text:s text:c="2"/># IP probable de c2</text:span></text:p>
      <text:p text:style-name="Text_20_body">Dans <text:span text:style-name="Source_20_Text">c2</text:span> :</text:p>
      <text:p text:style-name="P1"><text:span text:style-name="Source_20_Text">sudo runc exec c2 ip a</text:span></text:p>
      <text:p text:style-name="P6"><text:span text:style-name="Source_20_Text">runc exec c2 ping -c 2 10.10.0.2 <text:s text:c="2"/># IP probable de c1</text:span></text:p>
      <text:p text:style-name="Text_20_body">✅ Les deux conteneurs communiquent via le réseau CNI.</text:p>
      <text:p text:style-name="Horizontal_20_Line"/>
      <text:h text:style-name="Heading_20_2" text:outline-level="2">✅ Étape 6 — Ajouter un volume (simulation CSI)</text:h>
      <text:p text:style-name="Text_20_body">Sur l’hôte :</text:p>
      <text:p text:style-name="P1"><text:span text:style-name="Source_20_Text">sudo mkdir -p /data/shared</text:span></text:p>
      <text:p text:style-name="P6"><text:span text:style-name="Source_20_Text">echo "Hello from host" | sudo tee /data/shared/hello.txt</text:span></text:p>
      <text:p text:style-name="Text_20_body">Modifier <text:span text:style-name="Source_20_Text">~/oci-demo/c1/config.json</text:span>, section <text:span text:style-name="Source_20_Text">"mounts"</text:span> → ajouter :</text:p>
      <text:p text:style-name="P1"><text:span text:style-name="Source_20_Text">{</text:span></text:p>
      <text:p text:style-name="P1"><text:span text:style-name="Source_20_Text"><text:s text:c="2"/>"destination": "/mnt/data",</text:span></text:p>
      <text:p text:style-name="P1"><text:span text:style-name="Source_20_Text"><text:s text:c="2"/>"type": "bind",</text:span></text:p>
      <text:p text:style-name="P1"><text:span text:style-name="Source_20_Text"><text:s text:c="2"/>"source": "/data/shared",</text:span></text:p>
      <text:p text:style-name="P1"><text:span text:style-name="Source_20_Text"><text:s text:c="2"/>"options": ["rbind","rw"]</text:span></text:p>
      <text:p text:style-name="P6"><text:span text:style-name="Source_20_Text">}</text:span></text:p>
      <text:p text:style-name="Text_20_body"><text:soft-page-break/>Relancer le conteneur <text:span text:style-name="Source_20_Text">c1</text:span> :</text:p>
      <text:p text:style-name="P1"><text:span text:style-name="Source_20_Text">sudo runc delete c1 --force</text:span></text:p>
      <text:p text:style-name="P1"><text:span text:style-name="Source_20_Text">cd ~/oci-demo/c1</text:span></text:p>
      <text:p text:style-name="P6"><text:span text:style-name="Source_20_Text">sudo runc run -d c1</text:span></text:p>
      <text:p text:style-name="Text_20_body">Tester depuis le conteneur :</text:p>
      <text:p text:style-name="P6"><text:span text:style-name="Source_20_Text">sudo runc exec c1 cat /mnt/data/hello.txt</text:span></text:p>
      <text:p text:style-name="Text_20_body">✅ Le fichier du host est visible → volume monté (simulation CSI).</text:p>
      <text:p text:style-name="Horizontal_20_Line"/>
      <text:h text:style-name="Heading_20_1" text:outline-level="1">?￢ﾀﾍ? Conclusion pédagogique</text:h>
      <text:list xml:id="list763969211818805742" text:style-name="L16">
        <text:list-item>
          <text:p text:style-name="P28"><text:span text:style-name="Source_20_Text">runc</text:span> seul = processus isolé avec un rootfs (<text:span text:style-name="Strong_20_Emphasis">OCI runtime</text:span>).</text:p>
        </text:list-item>
        <text:list-item>
          <text:p text:style-name="P28"><text:span text:style-name="Source_20_Text">runc + CNI</text:span> = conteneurs reliés en réseau.</text:p>
        </text:list-item>
        <text:list-item>
          <text:p text:style-name="P28"><text:span text:style-name="Source_20_Text">runc + mount</text:span> = volumes montés (<text:span text:style-name="Strong_20_Emphasis">idée CSI</text:span>).</text:p>
        </text:list-item>
        <text:list-item>
          <text:p text:style-name="P28">Kubernetes/Docker orchestrent tout cela automatiquement via les <text:span text:style-name="Strong_20_Emphasis">standards OCI, CNI, CSI, CRI, SMI</text:span>.</text:p>
        </text:list-item>
      </text:list>
      <text:p text:style-name="Text_20_body"/>
      <text:p text:style-name="Horizontal_20_Line"/>
      <text:h text:style-name="Heading_20_2" text:outline-level="2">✅ Conclusion pédagogique</text:h>
      <text:list xml:id="list6466580977909151567" text:style-name="L9">
        <text:list-item>
          <text:p text:style-name="P21"><text:span text:style-name="Source_20_Text">runc</text:span> seul → processus isolé (OCI runtime).</text:p>
        </text:list-item>
        <text:list-item>
          <text:p text:style-name="P21"><text:span text:style-name="Source_20_Text">runc + CNI</text:span> → réseau entre conteneurs.</text:p>
        </text:list-item>
        <text:list-item>
          <text:p text:style-name="P21"><text:span text:style-name="Source_20_Text">runc + mount</text:span> → volumes (idée de CSI).</text:p>
        </text:list-item>
        <text:list-item>
          <text:p text:style-name="P21">Kubernetes/Docker orchestrent tout ça automatiquement via les <text:span text:style-name="Strong_20_Emphasis">standards OCI, CNI, CSI, CRI, SMI</text:span>.</text:p>
        </text:list-item>
      </text:list>
      <text:p text:style-name="Text_20_body"/>
      <text:list xml:id="list3029837268452964626" text:style-name="L10">
        <text:list-item>
          <text:p text:style-name="P22"><text:span text:style-name="Strong_20_Emphasis">containerd</text:span> et <text:span text:style-name="Strong_20_Emphasis">CRI-O</text:span> sont des <text:span text:style-name="Strong_20_Emphasis">runtimes CRI</text:span> (couche entre Kubernetes et OCI).</text:p>
        </text:list-item>
      </text:list>
      <text:list xml:id="list1903795652763414849" text:style-name="L11">
        <text:list-item>
          <text:p text:style-name="P23">Ils <text:span text:style-name="Strong_20_Emphasis">utilisent OCI</text:span> pour lancer les conteneurs (<text:span text:style-name="Source_20_Text">runc</text:span>).</text:p>
        </text:list-item>
      </text:list>
      <text:list xml:id="list7139706945153998970" text:style-name="L12">
        <text:list-item>
          <text:p text:style-name="P24">Ils <text:span text:style-name="Strong_20_Emphasis">utilisent CNI</text:span> pour brancher au réseau.</text:p>
        </text:list-item>
      </text:list>
      <text:list xml:id="list4756694076969578096" text:style-name="L13">
        <text:list-item>
          <text:p text:style-name="P25">Ils <text:span text:style-name="Strong_20_Emphasis">utilisent CSI</text:span> pour attacher du stockage.</text:p>
        </text:list-item>
      </text:list>
      <text:list xml:id="list7370559741123946858" text:style-name="L14">
        <text:list-item>
          <text:p text:style-name="P26">Et Kubernetes peut au-dessus <text:span text:style-name="Strong_20_Emphasis">utiliser SMI</text:span> pour gérer le trafic entre services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Lucida Sans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ustapha younsi</meta:initial-creator>
    <meta:creation-date>2025-10-03T14:01:27.89</meta:creation-date>
    <dc:date>2025-10-03T16:42:03.55</dc:date>
    <dc:creator>mustapha younsi</dc:creator>
    <meta:editing-duration>PT2H40M34S</meta:editing-duration>
    <meta:editing-cycles>5</meta:editing-cycles>
    <meta:generator>OpenOffice/4.1.14$Win32 OpenOffice.org_project/4114m1$Build-9811</meta:generator>
    <meta:document-statistic meta:table-count="0" meta:image-count="0" meta:object-count="0" meta:page-count="4" meta:paragraph-count="116" meta:word-count="692" meta:character-count="4480"/>
  </office:meta>
</office:document-meta>
</file>